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8">
      <style:graphic-properties draw:fill-color="#ffffff" draw:auto-grow-height="true" fo:min-height="13.231cm"/>
    </style:style>
    <style:style style:name="pr3" style:family="presentation" style:parent-style-name="lyt-cool-notes" style:list-style-name="L9">
      <style:graphic-properties draw:fill-color="#ffffff" draw:auto-grow-height="true" fo:min-height="11.411cm"/>
    </style:style>
    <style:style style:name="pr4" style:family="presentation" style:parent-style-name="lyt-cool-subtitle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outline1">
      <style:graphic-properties draw:fill-color="#ffffff" fo:min-height="12.98cm"/>
    </style:style>
    <style:style style:name="pr7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the law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6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ANAL</text:p>
          </draw:text-box>
        </draw:frame>
        <draw:frame presentation:style-name="pr4" draw:text-style-name="P3" draw:layer="layout" svg:width="23.912cm" svg:height="13.231cm" svg:x="2.058cm" svg:y="5.838cm" presentation:class="subtitle">
          <draw:text-box>
            <text:p text:style-name="P3">(I am not a lawyer, this is not legal advice)</text:p>
            <text:p text:style-name="P3"/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reas of Law</text:p>
          </draw:text-box>
        </draw:frame>
        <draw:frame presentation:style-name="pr6" draw:text-style-name="P4" draw:layer="layout" svg:width="23.912cm" svg:height="12.98cm" svg:x="2.058cm" svg:y="5.838cm" presentation:class="outline" presentation:user-transformed="true">
          <draw:text-box>
            <text:list text:style-name="L6">
              <text:list-item>
                <text:p text:style-name="P1">FOSS intersects with many areas of law</text:p>
                <text:list>
                  <text:list-item>
                    <text:list>
                      <text:list-item>
                        <text:p text:style-name="P1">Copyright – who can distribute a work</text:p>
                      </text:list-item>
                      <text:list-item>
                        <text:p text:style-name="P1">Patents – government granted monopolies on ideas</text:p>
                      </text:list-item>
                      <text:list-item>
                        <text:p text:style-name="P1">Trade Secrets – stuff that people want to keep secret</text:p>
                      </text:list-item>
                      <text:list-item>
                        <text:p text:style-name="P1">Trademarks – names that are owned</text:p>
                      </text:list-item>
                    </text:list>
                  </text:list-item>
                </text:list>
              </text:list-item>
              <text:list-item>
                <text:p text:style-name="P1">'Intellectual Property'</text:p>
                <text:list>
                  <text:list-item>
                    <text:list>
                      <text:list-item>
                        <text:p text:style-name="P1">A term greatly disliked by many in the FOSS community</text:p>
                      </text:list-item>
                      <text:list-item>
                        <text:p text:style-name="P1">Can lead to confusion as it lumps together very different areas of la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Derived Work</text:p>
          </draw:text-box>
        </draw:frame>
        <draw:frame presentation:style-name="pr6" draw:text-style-name="P4" draw:layer="layout" svg:width="23.912cm" svg:height="12.98cm" svg:x="2.058cm" svg:y="5.838cm" presentation:class="outline" presentation:user-transformed="true">
          <draw:text-box>
            <text:list text:style-name="L6">
              <text:list-item>
                <text:p text:style-name="P1">A key concept for FOSS licensing</text:p>
                <text:list>
                  <text:list-item>
                    <text:list>
                      <text:list-item>
                        <text:p text:style-name="P1">Often arises in questions on whether a license applies</text:p>
                      </text:list-item>
                      <text:list-item>
                        <text:p text:style-name="P1">Common (but misleading) rule of thumb on 'linking' and 'same address space'</text:p>
                        <text:list>
                          <text:list-item>
                            <text:list>
                              <text:list-item>
                                <text:p text:style-name="P1">Is a plugin module a derived work of the program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1.5cm" svg:height="6.65cm" svg:x="4cm" svg:y="13.35cm">
          <draw:text-box>
            <text:p text:style-name="P1"><text:span text:style-name="T1">A “derivative work” is a work based upon one or more preexisting works, such as a translation, musical arrangement, dramatization, fictionalization, motion picture version, sound recording, art reproduction, abridgment, condensation, or any other form in which a work may be recast, transformed, or adapted. A work consisting of editorial revisions, annotations, elaborations, or other modifications which, as a whole, represent an original work of authorship, is a “derivative work”</text:span></text:p>
            <text:p text:style-name="P1"><text:span text:style-name="T1"/></text:p>
            <text:p text:style-name="P1"><text:span text:style-name="T2">(US legal definition of derivative work)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Copyright Policies</text:p>
          </draw:text-box>
        </draw:frame>
        <draw:frame presentation:style-name="pr6" draw:text-style-name="P4" draw:layer="layout" svg:width="23.912cm" svg:height="12.98cm" svg:x="2.058cm" svg:y="5.838cm" presentation:class="outline" presentation:user-transformed="true">
          <draw:text-box>
            <text:list text:style-name="L6">
              <text:list-item>
                <text:p text:style-name="P1">Many projects have a 'copyright policy'</text:p>
                <text:list>
                  <text:list-item>
                    <text:list>
                      <text:list-item>
                        <text:p text:style-name="P1">Some projects require copyright assignment</text:p>
                        <text:list>
                          <text:list-item>
                            <text:p text:style-name="P1">Facilitates enforcement and re-licensing</text:p>
                          </text:list-item>
                          <text:list-item>
                            <text:p text:style-name="P1">May add 'legal friction' to development</text:p>
                          </text:list-item>
                        </text:list>
                      </text:list-item>
                      <text:list-item>
                        <text:p text:style-name="P1">Some projects use a 'signed-off' system</text:p>
                        <text:list>
                          <text:list-item>
                            <text:p text:style-name="P1">Pioneered by the Linux kernel</text:p>
                          </text:list-item>
                          <text:list-item>
                            <text:p text:style-name="P1">Implies agreement to Developers Certificate of Origin</text:p>
                          </text:list-item>
                          <text:list-item>
                            <text:p text:style-name="P1">Adoption of signed-off a result of SCO lawsuit</text:p>
                          </text:list-item>
                        </text:list>
                      </text:list-item>
                      <text:list-item>
                        <text:p text:style-name="P1">Some projects require non-corporate copyright</text:p>
                        <text:list>
                          <text:list-item>
                            <text:p text:style-name="P1">A result of some curious legal history for Samba</text:p>
                          </text:list-item>
                        </text:list>
                      </text:list-item>
                      <text:list-item>
                        <text:p text:style-name="P1">Some projects require a sign-up process</text:p>
                      </text:list-item>
                    </text:list>
                  </text:list-item>
                </text:list>
              </text:list-item>
              <text:list-item>
                <text:p text:style-name="P1">Policies can backfire</text:p>
                <text:list>
                  <text:list-item>
                    <text:list>
                      <text:list-item>
                        <text:p text:style-name="P1">Companies have used the policies to effectively avoid their license oblig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Patents</text:p>
          </draw:text-box>
        </draw:frame>
        <draw:frame presentation:style-name="pr6" draw:text-style-name="P4" draw:layer="layout" svg:width="23.912cm" svg:height="12.98cm" svg:x="2.058cm" svg:y="5.838cm" presentation:class="outline" presentation:user-transformed="true">
          <draw:text-box>
            <text:list text:style-name="L6">
              <text:list-item>
                <text:p text:style-name="P1">A monopoly on an idea</text:p>
                <text:list>
                  <text:list-item>
                    <text:list>
                      <text:list-item>
                        <text:p text:style-name="P1">A (limited term) government granted exclusive right</text:p>
                      </text:list-item>
                    </text:list>
                  </text:list-item>
                </text:list>
              </text:list-item>
              <text:list-item>
                <text:p text:style-name="P1">Problems for FOSS</text:p>
                <text:list>
                  <text:list-item>
                    <text:list>
                      <text:list-item>
                        <text:p text:style-name="P1">Expensive to gain, maintain and fight</text:p>
                      </text:list-item>
                      <text:list-item>
                        <text:p text:style-name="P1">Many software patents are trivial, but dangerous</text:p>
                      </text:list-item>
                      <text:list-item>
                        <text:p text:style-name="P1">Independent invention is not a defence</text:p>
                      </text:list-item>
                      <text:list-item>
                        <text:p text:style-name="P1">Impossible to license for FOSS use in most cas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cm" svg:height="3.806cm" svg:x="3.5cm" svg:y="14.194cm">
          <draw:text-box>
            <text:p text:style-name="P1"><text:span text:style-name="T1">If people had understood how patents would be granted when most of today’s ideas were invented, and had taken out patents, the industry would be at a complete standstill today</text:span></text:p>
            <text:p text:style-name="P1"><text:span text:style-name="T1"/></text:p>
            <text:p text:style-name="P1"><text:span text:style-name="T2">(Bill Gates, 1991)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Patents (continued)</text:p>
          </draw:text-box>
        </draw:frame>
        <draw:frame presentation:style-name="pr6" draw:text-style-name="P4" draw:layer="layout" svg:width="23.912cm" svg:height="12.98cm" svg:x="2.058cm" svg:y="5.838cm" presentation:class="outline" presentation:user-transformed="true">
          <draw:text-box>
            <text:list text:style-name="L6">
              <text:list-item>
                <text:p text:style-name="P1">Efforts to defend against patents</text:p>
                <text:list>
                  <text:list-item>
                    <text:list>
                      <text:list-item>
                        <text:p text:style-name="P1">Open Invention Network</text:p>
                        <text:list>
                          <text:list-item>
                            <text:list>
                              <text:list-item>
                                <text:p text:style-name="P1">Patent pool</text:p>
                              </text:list-item>
                              <text:list-item>
                                <text:p text:style-name="P1">Peer-to-patent</text:p>
                              </text:list-item>
                              <text:list-item>
                                <text:p text:style-name="P1">Defensive publication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PubPat</text:p>
                        <text:list>
                          <text:list-item>
                            <text:list>
                              <text:list-item>
                                <text:p text:style-name="P1">Patent challeng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License terms</text:p>
                <text:list>
                  <text:list-item>
                    <text:list>
                      <text:list-item>
                        <text:p text:style-name="P1">Many FOSS licenses have patent defence clauses</text:p>
                      </text:list-item>
                      <text:list-item>
                        <text:p text:style-name="P1">Try to ensure we all sink or swim together</text:p>
                        <text:list>
                          <text:list-item>
                            <text:list>
                              <text:list-item>
                                <text:p text:style-name="P1">GPLv2 has patent defence, but Microsoft tried to sidestep it</text:p>
                              </text:list-item>
                              <text:list-item>
                                <text:p text:style-name="P1">GPLv3 strengthens those term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Trademarks</text:p>
          </draw:text-box>
        </draw:frame>
        <draw:frame presentation:style-name="pr6" draw:text-style-name="P4" draw:layer="layout" svg:width="23.912cm" svg:height="14.499cm" svg:x="2.058cm" svg:y="5.838cm" presentation:class="outline" presentation:user-transformed="true">
          <draw:text-box>
            <text:list text:style-name="L6">
              <text:list-item>
                <text:p text:style-name="P1">Exclusive right to a name or logo</text:p>
                <text:list>
                  <text:list-item>
                    <text:list>
                      <text:list-item>
                        <text:p text:style-name="P1">Usually tied to a product type</text:p>
                      </text:list-item>
                      <text:list-item>
                        <text:p text:style-name="P1">Must be actively defended, or it can be lost</text:p>
                      </text:list-item>
                    </text:list>
                  </text:list-item>
                </text:list>
              </text:list-item>
              <text:list-item>
                <text:p text:style-name="P1">Should a FOSS project register a trademark?</text:p>
                <text:list>
                  <text:list-item>
                    <text:list>
                      <text:list-item>
                        <text:p text:style-name="P1">Can prevent abuse of projects name</text:p>
                      </text:list-item>
                      <text:list-item>
                        <text:p text:style-name="P1">Can be expensive (especially in time) to defend</text:p>
                      </text:list-item>
                    </text:list>
                  </text:list-item>
                </text:list>
              </text:list-item>
              <text:list-item>
                <text:p text:style-name="P1">Well known FOSS trademarks</text:p>
                <text:list>
                  <text:list-item>
                    <text:list>
                      <text:list-item>
                        <text:p text:style-name="P1">Linux trademark (managed by Linux Foundation)</text:p>
                        <text:list>
                          <text:list-item>
                            <text:list>
                              <text:list-item>
                                <text:p text:style-name="P1">First gained as a result of a scam attempt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Distro trademarks (eg. RedHat)</text:p>
                        <text:list>
                          <text:list-item>
                            <text:list>
                              <text:list-item>
                                <text:p text:style-name="P1">Interesting problems for derived distribution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Mozilla Firefox trademark</text:p>
                        <text:list>
                          <text:list-item>
                            <text:list>
                              <text:list-item>
                                <text:p text:style-name="P1">led to IceWeasel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SI Open Source trademark</text:p>
                        <text:list>
                          <text:list-item>
                            <text:list>
                              <text:list-item>
                                <text:p text:style-name="P1">not on the words, only on the log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EULAs</text:p>
          </draw:text-box>
        </draw:frame>
        <draw:frame presentation:style-name="pr6" draw:text-style-name="P4" draw:layer="layout" svg:width="23.912cm" svg:height="12.98cm" svg:x="2.058cm" svg:y="5.838cm" presentation:class="outline" presentation:user-transformed="true">
          <draw:text-box>
            <text:list text:style-name="L6">
              <text:list-item>
                <text:p text:style-name="P1">End User License Agreement</text:p>
                <text:list>
                  <text:list-item>
                    <text:list>
                      <text:list-item>
                        <text:p text:style-name="P1">Rarely read, but can be toxic</text:p>
                      </text:list-item>
                      <text:list-item>
                        <text:p text:style-name="P1">Care needs to be taken by FOSS developers</text:p>
                      </text:list-item>
                    </text:list>
                  </text:list-item>
                </text:list>
              </text:list-item>
              <text:list-item>
                <text:p text:style-name="P1">Common problems</text:p>
                <text:list>
                  <text:list-item>
                    <text:list>
                      <text:list-item>
                        <text:p text:style-name="P1">Anti reverse engineering terms</text:p>
                      </text:list-item>
                      <text:list-item>
                        <text:p text:style-name="P1">Non-compete terms (eg. BitMover license)</text:p>
                      </text:list-item>
                      <text:list-item>
                        <text:p text:style-name="P1">OS or hardware ties</text:p>
                        <text:list>
                          <text:list-item>
                            <text:list>
                              <text:list-item>
                                <text:p text:style-name="P1">Can affect wine and virtualisation system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License Enforcement</text:p>
          </draw:text-box>
        </draw:frame>
        <draw:frame presentation:style-name="pr6" draw:text-style-name="P4" draw:layer="layout" svg:width="23.912cm" svg:height="12.98cm" svg:x="2.058cm" svg:y="5.838cm" presentation:class="outline" presentation:user-transformed="true">
          <draw:text-box>
            <text:list text:style-name="L6">
              <text:list-item>
                <text:p text:style-name="P1">What if a FOSS license is violated?</text:p>
                <text:list>
                  <text:list-item>
                    <text:list>
                      <text:list-item>
                        <text:p text:style-name="P1">Infringer is approached, in a friendly fashion</text:p>
                      </text:list-item>
                      <text:list-item>
                        <text:p text:style-name="P1">Often infringement is not deliberate</text:p>
                        <text:list>
                          <text:list-item>
                            <text:list>
                              <text:list-item>
                                <text:p text:style-name="P1">Or results from misunderstanding FOS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Most projects seek compliance, not payment</text:p>
                      </text:list-item>
                      <text:list-item>
                        <text:p text:style-name="P1">Can often be solved with a phone call or email</text:p>
                      </text:list-item>
                    </text:list>
                  </text:list-item>
                </text:list>
              </text:list-item>
              <text:list-item>
                <text:p text:style-name="P1">When that fails</text:p>
                <text:list>
                  <text:list-item>
                    <text:list>
                      <text:list-item>
                        <text:p text:style-name="P1">Seek help from groups like the SFLC</text:p>
                        <text:list>
                          <text:list-item>
                            <text:list>
                              <text:list-item>
                                <text:p text:style-name="P1">Software Freedom Law Center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If GPL software, contact gpl-violations.or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Further reading</text:p>
          </draw:text-box>
        </draw:frame>
        <draw:frame presentation:style-name="pr6" draw:text-style-name="P4" draw:layer="layout" svg:width="23.912cm" svg:height="12.98cm" svg:x="2.058cm" svg:y="5.838cm" presentation:class="outline" presentation:user-transformed="true">
          <draw:text-box>
            <text:list text:style-name="L6">
              <text:list-item>
                <text:p text:style-name="P1">Key FOSS law sites</text:p>
                <text:list>
                  <text:list-item>
                    <text:list>
                      <text:list-item>
                        <text:p text:style-name="P1">groklaw.net - FOSS law discussions</text:p>
                      </text:list-item>
                      <text:list-item>
                        <text:p text:style-name="P1">pubpat.org – patent reform and information</text:p>
                      </text:list-item>
                      <text:list-item>
                        <text:p text:style-name="P1">softwarefreedom.org – defending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5:52:28</dc:date>
    <meta:editing-cycles>114</meta:editing-cycles>
    <meta:editing-duration>P2DT10H26M5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